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list-style-name="WWNum8">
      <style:paragraph-properties fo:margin-top="0.1945in" fo:margin-bottom="0in" style:contextual-spacing="false"/>
      <style:text-properties officeooo:paragraph-rsid="000a6b86"/>
    </style:style>
    <style:style style:name="P2" style:family="paragraph" style:parent-style-name="Normal_20__28_Web_29_" style:list-style-name="WWNum8">
      <style:paragraph-properties fo:margin-top="0in" fo:margin-bottom="0in" style:contextual-spacing="false"/>
      <style:text-properties officeooo:paragraph-rsid="000a6b86"/>
    </style:style>
    <style:style style:name="P3" style:family="paragraph" style:parent-style-name="Normal_20__28_Web_29_">
      <style:paragraph-properties fo:margin-top="0in" fo:margin-bottom="0in" style:contextual-spacing="false"/>
      <style:text-properties officeooo:paragraph-rsid="000a6b86"/>
    </style:style>
    <style:style style:name="P4" style:family="paragraph" style:parent-style-name="Normal_20__28_Web_29_" style:master-page-name="">
      <loext:graphic-properties draw:fill="none"/>
      <style:paragraph-properties fo:margin-left="1in" fo:margin-right="0in" fo:margin-top="0in" fo:margin-bottom="0in" style:contextual-spacing="false" fo:line-height="100%" fo:text-indent="0in" style:auto-text-indent="false" style:page-number="auto" fo:background-color="transparent"/>
      <style:text-properties officeooo:paragraph-rsid="000a6b86"/>
    </style:style>
    <style:style style:name="P5" style:family="paragraph" style:parent-style-name="Normal_20__28_Web_29_" style:list-style-name="WWNum8">
      <style:paragraph-properties fo:margin-top="0in" fo:margin-bottom="0.1945in" style:contextual-spacing="false"/>
      <style:text-properties officeooo:paragraph-rsid="000a6b86"/>
    </style:style>
    <style:style style:name="P6" style:family="paragraph" style:parent-style-name="Standard" style:master-page-name="">
      <loext:graphic-properties draw:fill="none"/>
      <style:paragraph-properties fo:margin-left="1in" fo:margin-right="0in" fo:text-indent="0in" style:auto-text-indent="false" style:page-number="auto" fo:background-color="transparent"/>
      <style:text-properties officeooo:paragraph-rsid="000a6b86"/>
    </style:style>
    <style:style style:name="P7" style:family="paragraph" style:parent-style-name="Standard">
      <style:text-properties officeooo:paragraph-rsid="000a6b86"/>
    </style:style>
    <style:style style:name="T1" style:family="text">
      <style:text-properties style:text-underline-style="solid" style:text-underline-width="auto" style:text-underline-color="font-color" fo:font-weight="bold" officeooo:rsid="000a6b86" style:font-weight-asian="bold" style:font-weight-complex="bold"/>
    </style:style>
    <style:style style:name="T2" style:family="text">
      <style:text-properties officeooo:rsid="001791b4"/>
    </style:style>
    <style:style style:name="T3" style:family="text">
      <style:text-properties officeooo:rsid="0017e84f"/>
    </style:style>
    <style:style style:name="T4" style:family="text">
      <style:text-properties officeooo:rsid="00185f49"/>
    </style:style>
    <style:style style:name="T5" style:family="text">
      <style:text-properties officeooo:rsid="0019b4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8">
        <text:list-header>
          <text:p text:style-name="P1"><text:span text:style-name="Strong_20_Emphasis"><text:span text:style-name="T1">Lab 7: Using I/O and Interrupts</text:span></text:span></text:p>
        </text:list-header>
        <text:list-item>
          <text:p text:style-name="P1"><text:span text:style-name="Strong_20_Emphasis">Interrupt Handling:</text:span> Explain the role of the <text:span text:style-name="HTML_20_Code">GPIO.add_event_detect()</text:span> function in the interrupt-handling script. How does it help the Raspberry Pi handle GPIO inputs more efficiently compared to polling?</text:p>
          <text:list>
            <text:list-header>
              <text:p text:style-name="P1"><text:span text:style-name="T2">The function listens for an event, which is a value passed into the function when it is instantiated. In this case, the function listens for a signal coming from the specified pin. The pin is connection to the motion detector, which sends a signal when it detects something. This helps the pi handle inputs more efficiently </text:span><text:span text:style-name="T3">because, according to the OPi.GPIO Documentation, it is a threaded callback function so it runs at the same time as the rest of the program and </text:span>unlike polling it is not going to miss the change in state of an input while the CPU is busy working on other things.</text:p>
              <text:p text:style-name="P1"/>
            </text:list-header>
          </text:list>
        </text:list-item>
        <text:list-item>
          <text:p text:style-name="P2"><text:span text:style-name="Strong_20_Emphasis">Callback Functions:</text:span> Describe how the <text:span text:style-name="HTML_20_Code">motion_detected()</text:span> function in the GPIO script is triggered. What conditions must be met for this function to run?</text:p>
        </text:list-item>
      </text:list>
      <text:p text:style-name="P3"/>
      <text:p text:style-name="P4"><text:span text:style-name="T3">In the add_event_detect function, the trigger value is set to GPIO.RISING, which means that its true when the state of the electrical signal of the pin being measured is changing from LOW to HIGH</text:span>. <text:span text:style-name="T3">This is the condition that must be met for the callback function to run.</text:span></text:p>
      <text:p text:style-name="P3"><text:s/></text:p>
      <text:list text:continue-numbering="true" text:style-name="WWNum8">
        <text:list-item>
          <text:p text:style-name="P2"><text:span text:style-name="Strong_20_Emphasis">I2C Communication:</text:span> In the I2C sensor script, why do we use the <text:span text:style-name="HTML_20_Code">smbus.SMBus(1)</text:span> function? What does the number <text:span text:style-name="HTML_20_Code">1</text:span> signify in this context?</text:p>
        </text:list-item>
      </text:list>
      <text:p text:style-name="P3"/>
      <text:p text:style-name="P4"><text:span text:style-name="T4">This function is to create an SMBus object so that we can access our device that is using the I2C protocol. The reason we use 1 is because that is the port number on our pi of the I2C device.</text:span></text:p>
      <text:p text:style-name="P3"><text:span text:style-name="T4"><text:s/></text:span></text:p>
      <text:list text:continue-numbering="true" text:style-name="WWNum8">
        <text:list-item>
          <text:p text:style-name="P5"><text:span text:style-name="Strong_20_Emphasis">Data Register Access:</text:span> Explain how the temperature data is read from the BMP280 sensor. What is the significance of reading multiple bytes (e.g., <text:span text:style-name="HTML_20_Code">temp_msb</text:span>, <text:span text:style-name="HTML_20_Code">temp_lsb</text:span>, and <text:span text:style-name="HTML_20_Code">temp_xlsb</text:span>)?</text:p>
        </text:list-item>
      </text:list>
      <text:p text:style-name="P6"><text:s/><text:span text:style-name="T5">Temperature is read from the sensor, which collects it’s readings as bits. Thus, we need to read multiple bytes of data and do binary operations on them in order to combine the data and convert them into a temperature in celsius.</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22:31:57.644964606</meta:creation-date>
    <dc:date>2025-04-03T22:34:39.492756381</dc:date>
    <meta:editing-duration>PT2M41S</meta:editing-duration>
    <meta:editing-cycles>1</meta:editing-cycles>
    <meta:document-statistic meta:table-count="0" meta:image-count="0" meta:object-count="0" meta:page-count="1" meta:paragraph-count="11" meta:word-count="346" meta:character-count="1982" meta:non-whitespace-character-count="1646"/>
    <meta:generator>LibreOffice/24.8.5.2$Linux_X86_64 LibreOffice_project/480$Build-2</meta:generator>
  </office:meta>
</office:document-meta>
</file>